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left="0.011cm" fo:margin-right="0.083cm" fo:margin-top="0cm" fo:margin-bottom="0cm" style:page-number="auto" table:align="margins"/>
    </style:style>
    <style:style style:name="Table1.A" style:family="table-column">
      <style:table-column-properties style:column-width="1.205cm" style:rel-column-width="4669*"/>
    </style:style>
    <style:style style:name="Table1.B" style:family="table-column">
      <style:table-column-properties style:column-width="4.881cm" style:rel-column-width="18918*"/>
    </style:style>
    <style:style style:name="Table1.C" style:family="table-column">
      <style:table-column-properties style:column-width="0.794cm" style:rel-column-width="3076*"/>
    </style:style>
    <style:style style:name="Table1.D" style:family="table-column">
      <style:table-column-properties style:column-width="0.824cm" style:rel-column-width="3192*"/>
    </style:style>
    <style:style style:name="Table1.E" style:family="table-column">
      <style:table-column-properties style:column-width="6.795cm" style:rel-column-width="26337*"/>
    </style:style>
    <style:style style:name="Table1.F" style:family="table-column">
      <style:table-column-properties style:column-width="2.409cm" style:rel-column-width="9343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normal" style:font-weight-asian="normal" style:font-name-complex="Tahoma" style:font-weight-complex="normal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4" style:family="paragraph" style:parent-style-name="Normal">
      <style:paragraph-properties fo:margin-top="0cm" fo:margin-bottom="0cm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Normal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style:font-name="Tahoma" fo:font-weight="normal" style:font-weight-asian="normal" style:font-name-complex="Tahoma" style:font-weight-complex="normal"/>
    </style:style>
    <style:style style:name="P11" style:family="paragraph" style:parent-style-name="Normal">
      <style:paragraph-properties fo:margin-left="0cm" fo:margin-right="0cm" fo:margin-top="0cm" fo:margin-bottom="0cm" fo:line-height="100%" fo:text-indent="1cm" style:auto-text-indent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8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P-37</text:p>
          </table:table-cell>
        </table:table-row>
        <table:table-row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>SURAT PANGGILAN SAKSI AHLI</text:p>
            <text:p text:style-name="P1">NOMOR : {no_surat}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0">Untuk keperluan {isi1} sehubungan dengan perkara atas nama terdakwa {isi8} diminta agar Saudara sebagai saksi ahli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nama_saksi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tempat_lahir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mur/ Tgl.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umur} Tahun/ {tgl_lahir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jenis_kelami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Kebangsaan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kewarganegara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alamat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agam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pekerja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pendidikan}</text:p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/>
            <text:p text:style-name="P3">MENGHADAP KEPADA :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ama, Pangkat, Jabat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nama}{isi2}</text:p>
            <text:p text:style-name="P2">{pangkat}</text:p>
            <text:p text:style-name="P2">{jabat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i kantor/ Alamat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3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ada hari/ ta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nama_hari}/ {isi4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Jam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5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ntuk keperlu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6}</text:p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1">Demikian untuk diindahkan sebagaimana mestinya.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6">{lokasi_surat}, {tgl_surat}</text:p>
            <text:p text:style-name="P6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7">Saksi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>An. KEPALA {nama_satker}</text:p>
            <text:p text:style-name="P7">Kasi Pidsus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/>
            <text:p text:style-name="P7"/>
            <text:p text:style-name="P7"/>
            <text:p text:style-name="P7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7">{nama_saksi}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>{nama_ttd}</text:p>
            <text:p text:style-name="P7">{pangkat_ttd}/ NIP. {nip_ttd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8T23:26:19.31</dc:date>
    <meta:editing-cycles>31</meta:editing-cycles>
    <meta:editing-duration>PT7H57M40S</meta:editing-duration>
    <meta:document-statistic meta:table-count="1" meta:image-count="0" meta:object-count="0" meta:page-count="1" meta:paragraph-count="58" meta:word-count="107" meta:character-count="754"/>
    <meta:template xlink:type="simple" xlink:actuate="onRequest" xlink:title="" xlink:href="Normal.dotm"/>
  </office:meta>
</office:document-meta>
</file>